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4:30:52.38124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9-13T16:44:05.732185876</dc:date>
    <meta:editing-duration>P6DT1H40M25S</meta:editing-duration>
    <meta:editing-cycles>427</meta:editing-cycles>
    <meta:generator>LibreOffice/5.2.7.2$Linux_X86_64 LibreOffice_project/20m0$Build-2</meta:generator>
    <meta:document-statistic meta:table-count="1" meta:cell-count="4278" meta:object-count="0"/>
  </office:meta>
</office:document-meta>
</file>